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Citations </text:p>
          </table:table-cell>
          <table:table-cell/>
          <table:table-cell office:value-type="string" calcext:value-type="string">
            <text:p>ICR ( in %)</text:p>
          </table:table-cell>
          <table:table-cell/>
          <table:table-cell office:value-type="string" calcext:value-type="string">
            <text:p>Articl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4.21" calcext:value-type="float">
            <text:p>44.21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23.47" calcext:value-type="float">
            <text:p>23.47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32.39" calcext:value-type="float">
            <text:p>32.39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float" office:value="33.04" calcext:value-type="float">
            <text:p>33.04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float" office:value="229" calcext:value-type="float">
            <text:p>229</text:p>
          </table:table-cell>
          <table:table-cell/>
          <table:table-cell office:value-type="float" office:value="44.94" calcext:value-type="float">
            <text:p>44.94</text:p>
          </table:table-cell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36.41" calcext:value-type="float">
            <text:p>36.41</text:p>
          </table:table-cell>
          <table:table-cell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float" office:value="19.23" calcext:value-type="float">
            <text:p>19.23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float" office:value="39.22" calcext:value-type="float">
            <text:p>39.22</text:p>
          </table:table-cell>
          <table:table-cell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float" office:value="657" calcext:value-type="float">
            <text:p>657</text:p>
          </table:table-cell>
          <table:table-cell/>
          <table:table-cell office:value-type="float" office:value="44.88" calcext:value-type="float">
            <text:p>44.88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float" office:value="430" calcext:value-type="float">
            <text:p>430</text:p>
          </table:table-cell>
          <table:table-cell/>
          <table:table-cell office:value-type="float" office:value="33.93" calcext:value-type="float">
            <text:p>33.93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40.38" calcext:value-type="float">
            <text:p>40.38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float" office:value="298" calcext:value-type="float">
            <text:p>298</text:p>
          </table:table-cell>
          <table:table-cell/>
          <table:table-cell office:value-type="float" office:value="14.28" calcext:value-type="float">
            <text:p>14.28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float" office:value="212" calcext:value-type="float">
            <text:p>21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float" office:value="202" calcext:value-type="float">
            <text:p>202</text:p>
          </table:table-cell>
          <table:table-cell/>
          <table:table-cell office:value-type="float" office:value="33.33" calcext:value-type="float">
            <text:p>33.33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float" office:value="202" calcext:value-type="float">
            <text:p>20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33.33" calcext:value-type="float">
            <text:p>33.33</text:p>
          </table:table-cell>
          <table:table-cell/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00:24:57.926824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3:58:55.432708726</meta:creation-date>
    <dc:date>2018-02-19T00:25:21.857578524</dc:date>
    <meta:editing-duration>PT5M41S</meta:editing-duration>
    <meta:editing-cycles>3</meta:editing-cycles>
    <meta:generator>LibreOffice/5.1.6.2$Linux_X86_64 LibreOffice_project/10m0$Build-2</meta:generator>
    <meta:document-statistic meta:table-count="1" meta:cell-count="76" meta:object-count="0"/>
  </office:meta>
</office:document-meta>
</file>